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547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9992in" svg:y="0.489in">
            <draw:object draw:notify-on-update-of-ranges="Sheet1.A2:Sheet1.A20 Sheet1.H2:Sheet1.H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MoneyRaised</text:p>
          </table:table-cell>
          <table:table-cell office:value-type="string" calcext:value-type="string">
            <text:p>clicksToGrowBase</text:p>
          </table:table-cell>
          <table:table-cell office:value-type="string" calcext:value-type="string">
            <text:p>probability weight</text:p>
          </table:table-cell>
          <table:table-cell office:value-type="string" calcext:value-type="string">
            <text:p>prob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at see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ini</text:p>
          </table:table-cell>
          <table:table-cell table:number-columns-repeated="3"/>
          <table:table-cell table:formula="of:=[.B2]/[.C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n see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formula="of:=([.D3]/[.$D$25])*100" office:value-type="float" office:value="12.4378109452736" calcext:value-type="float">
            <text:p>12.4378109452736</text:p>
          </table:table-cell>
          <table:table-cell table:number-columns-repeated="2"/>
          <table:table-cell table:formula="of:=[.B3]/[.C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mato seed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table:formula="of:=([.D4]/[.$D$25])*100" office:value-type="float" office:value="11.4427860696517" calcext:value-type="float">
            <text:p>11.4427860696517</text:p>
          </table:table-cell>
          <table:table-cell table:number-columns-repeated="2"/>
          <table:table-cell table:formula="of:=[.B4]/[.C4]" office:value-type="float" office:value="2.14285714285714" calcext:value-type="float">
            <text:p>2.14285714285714</text:p>
          </table:table-cell>
        </table:table-row>
        <table:table-row table:style-name="ro1">
          <table:table-cell office:value-type="string" calcext:value-type="string">
            <text:p>Sunflower seed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table:formula="of:=([.D5]/[.$D$25])*100" office:value-type="float" office:value="10.9452736318408" calcext:value-type="float">
            <text:p>10.9452736318408</text:p>
          </table:table-cell>
          <table:table-cell table:number-columns-repeated="2"/>
          <table:table-cell table:formula="of:=[.B5]/[.C5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Pumpkin seed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table:formula="of:=([.D6]/[.$D$25])*100" office:value-type="float" office:value="10.4477611940299" calcext:value-type="float">
            <text:p>10.4477611940299</text:p>
          </table:table-cell>
          <table:table-cell table:number-columns-repeated="2"/>
          <table:table-cell table:formula="of:=[.B6]/[.C6]" office:value-type="float" office:value="2.22222222222222" calcext:value-type="float">
            <text:p>2.22222222222222</text:p>
          </table:table-cell>
        </table:table-row>
        <table:table-row table:style-name="ro1">
          <table:table-cell office:value-type="string" calcext:value-type="string">
            <text:p>Carrot seed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formula="of:=([.D7]/[.$D$25])*100" office:value-type="float" office:value="9.95024875621891" calcext:value-type="float">
            <text:p>9.95024875621891</text:p>
          </table:table-cell>
          <table:table-cell table:number-columns-repeated="2"/>
          <table:table-cell table:formula="of:=[.B7]/[.C7]"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Strawberry seed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80" calcext:value-type="float">
            <text:p>380</text:p>
          </table:table-cell>
          <table:table-cell table:formula="of:=([.D8]/[.$D$25])*100" office:value-type="float" office:value="9.45273631840796" calcext:value-type="float">
            <text:p>9.45273631840796</text:p>
          </table:table-cell>
          <table:table-cell table:number-columns-repeated="2"/>
          <table:table-cell table:formula="of:=[.B8]/[.C8]" office:value-type="float" office:value="2.27272727272727" calcext:value-type="float">
            <text:p>2.27272727272727</text:p>
          </table:table-cell>
        </table:table-row>
        <table:table-row table:style-name="ro1">
          <table:table-cell office:value-type="string" calcext:value-type="string">
            <text:p>Cotton seed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formula="of:=([.D9]/[.$D$25])*100" office:value-type="float" office:value="8.95522388059701" calcext:value-type="float">
            <text:p>8.95522388059701</text:p>
          </table:table-cell>
          <table:table-cell table:number-columns-repeated="2"/>
          <table:table-cell table:formula="of:=[.B9]/[.C9]" office:value-type="float" office:value="2.33333333333333" calcext:value-type="float">
            <text:p>2.33333333333333</text:p>
          </table:table-cell>
        </table:table-row>
        <table:table-row table:style-name="ro1">
          <table:table-cell office:value-type="string" calcext:value-type="string">
            <text:p>Cocoa bean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formula="of:=([.D10]/[.$D$25])*100" office:value-type="float" office:value="6.21890547263682" calcext:value-type="float">
            <text:p>6.21890547263682</text:p>
          </table:table-cell>
          <table:table-cell table:number-columns-repeated="2"/>
          <table:table-cell table:formula="of:=[.B10]/[.C10]" office:value-type="float" office:value="2.33333333333333" calcext:value-type="float">
            <text:p>2.33333333333333</text:p>
          </table:table-cell>
        </table:table-row>
        <table:table-row table:style-name="ro1">
          <table:table-cell office:value-type="string" calcext:value-type="string">
            <text:p>Goji berry seed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table:formula="of:=([.D11]/[.$D$25])*100" office:value-type="float" office:value="4.97512437810945" calcext:value-type="float">
            <text:p>4.97512437810945</text:p>
          </table:table-cell>
          <table:table-cell table:number-columns-repeated="2"/>
          <table:table-cell table:formula="of:=[.B11]/[.C11]" office:value-type="float" office:value="2.22222222222222" calcext:value-type="float">
            <text:p>2.22222222222222</text:p>
          </table:table-cell>
        </table:table-row>
        <table:table-row table:style-name="ro1">
          <table:table-cell office:value-type="string" calcext:value-type="string">
            <text:p>Carnivorous plant seed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formula="of:=([.D12]/[.$D$25])*100" office:value-type="float" office:value="3.73134328358209" calcext:value-type="float">
            <text:p>3.73134328358209</text:p>
          </table:table-cell>
          <table:table-cell table:number-columns-repeated="2"/>
          <table:table-cell table:formula="of:=[.B12]/[.C12]" office:value-type="float" office:value="2.33333333333333" calcext:value-type="float">
            <text:p>2.33333333333333</text:p>
          </table:table-cell>
        </table:table-row>
        <table:table-row table:style-name="ro1">
          <table:table-cell office:value-type="string" calcext:value-type="string">
            <text:p>Rare orchid seed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formula="of:=([.D13]/[.$D$25])*100" office:value-type="float" office:value="2.98507462686567" calcext:value-type="float">
            <text:p>2.98507462686567</text:p>
          </table:table-cell>
          <table:table-cell table:number-columns-repeated="2"/>
          <table:table-cell table:formula="of:=[.B13]/[.C13]" office:value-type="float" office:value="2.28571428571429" calcext:value-type="float">
            <text:p>2.28571428571429</text:p>
          </table:table-cell>
        </table:table-row>
        <table:table-row table:style-name="ro1">
          <table:table-cell office:value-type="string" calcext:value-type="string">
            <text:p>Luminescent mushroom seed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([.D14]/[.$D$25])*100" office:value-type="float" office:value="2.48756218905473" calcext:value-type="float">
            <text:p>2.48756218905473</text:p>
          </table:table-cell>
          <table:table-cell table:number-columns-repeated="2"/>
          <table:table-cell table:formula="of:=[.B14]/[.C14]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Sacred bamboo seed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([.D15]/[.$D$25])*100" office:value-type="float" office:value="1.99004975124378" calcext:value-type="float">
            <text:p>1.99004975124378</text:p>
          </table:table-cell>
          <table:table-cell table:number-columns-repeated="2"/>
          <table:table-cell table:formula="of:=[.B15]/[.C15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illennium palm tree seed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formula="of:=([.D16]/[.$D$25])*100" office:value-type="float" office:value="1.49253731343284" calcext:value-type="float">
            <text:p>1.49253731343284</text:p>
          </table:table-cell>
          <table:table-cell table:number-columns-repeated="2"/>
          <table:table-cell table:formula="of:=[.B16]/[.C16]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string" calcext:value-type="string">
            <text:p>Celestial lotus seed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([.D17]/[.$D$25])*100" office:value-type="float" office:value="0.995024875621891" calcext:value-type="float">
            <text:p>0.995024875621891</text:p>
          </table:table-cell>
          <table:table-cell table:number-columns-repeated="2"/>
          <table:table-cell table:formula="of:=[.B17]/[.C1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ternal rose seed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formula="of:=([.D18]/[.$D$25])*100" office:value-type="float" office:value="0.746268656716418" calcext:value-type="float">
            <text:p>0.746268656716418</text:p>
          </table:table-cell>
          <table:table-cell table:number-columns-repeated="2"/>
          <table:table-cell table:formula="of:=[.B18]/[.C18]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Evil hemp seed</text:p>
          </table:table-cell>
          <table:table-cell office:value-type="float" office:value="350" calcext:value-type="float">
            <text:p>3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formula="of:=([.D19]/[.$D$25])*100" office:value-type="float" office:value="0.497512437810945" calcext:value-type="float">
            <text:p>0.497512437810945</text:p>
          </table:table-cell>
          <table:table-cell table:number-columns-repeated="2"/>
          <table:table-cell table:formula="of:=[.B19]/[.C19]" office:value-type="float" office:value="3.18181818181818" calcext:value-type="float">
            <text:p>3.18181818181818</text:p>
          </table:table-cell>
        </table:table-row>
        <table:table-row table:style-name="ro1">
          <table:table-cell office:value-type="string" calcext:value-type="string">
            <text:p>World tree seed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([.D20]/[.$D$25])*100" office:value-type="float" office:value="0.248756218905473" calcext:value-type="float">
            <text:p>0.248756218905473</text:p>
          </table:table-cell>
          <table:table-cell table:number-columns-repeated="2"/>
          <table:table-cell table:formula="of:=[.B20]/[.C20]" office:value-type="float" office:value="3.33333333333333" calcext:value-type="float">
            <text:p>3.33333333333333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 weights</text:p>
          </table:table-cell>
          <table:table-cell table:formula="of:=SUM([.D3:.D20])" office:value-type="float" office:value="4020" calcext:value-type="float">
            <text:p>40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19:47:31.1421659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13:49:44.663631162</meta:creation-date>
    <dc:date>2025-06-08T19:51:08.833654553</dc:date>
    <meta:editing-duration>PT57M42S</meta:editing-duration>
    <meta:editing-cycles>3</meta:editing-cycles>
    <meta:generator>LibreOffice/24.2.7.2$Linux_X86_64 LibreOffice_project/420$Build-2</meta:generator>
    <meta:document-statistic meta:table-count="1" meta:cell-count="119" meta:object-count="1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:Sheet1.A20 Sheet1.H2:Sheet1.H20" chart:data-source-has-labels="column" svg:x="0.32cm" svg:y="0.18cm" svg:width="12.508cm" svg:height="8.64cm">
          <chart:coordinate-region svg:x="1.754cm" svg:y="0.379cm" svg:width="10.933cm" svg:height="4.731cm"/>
          <chart:axis chart:dimension="x" chart:name="primary-x" chart:style-name="ch4" chartooo:axis-type="auto">
            <chartooo:date-scale/>
            <chart:categories table:cell-range-address="Sheet1.A2:Sheet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2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Wheat seed</text:p>
                <draw:g>
                  <svg:desc>Sheet1.A2:Sheet1.A20</svg:desc>
                </draw:g>
              </table:table-cell>
              <table:table-cell office:value-type="float" office:value="2">
                <text:p>2</text:p>
                <draw:g>
                  <svg:desc>Sheet1.H2:Sheet1.H20</svg:desc>
                </draw:g>
              </table:table-cell>
            </table:table-row>
            <table:table-row>
              <table:table-cell office:value-type="string">
                <text:p>Corn see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mato seed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Sunflower seed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Pumpkin seed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Carrot seed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Strawberry seed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Cotton seed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Cocoa bean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Goji berry seed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Carnivorous plant seed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Rare orchid seed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Luminescent mushroom seed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Sacred bamboo seed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Millennium palm tree seed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Celestial lotus see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ternal rose seed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Evil hemp seed</text:p>
              </table:table-cell>
              <table:table-cell office:value-type="float" office:value="3.18181818181818">
                <text:p>3.18181818181818</text:p>
              </table:table-cell>
            </table:table-row>
            <table:table-row>
              <table:table-cell office:value-type="string">
                <text:p>World tree seed</text:p>
              </table:table-cell>
              <table:table-cell office:value-type="float" office:value="3.33333333333333">
                <text:p>3.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